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1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3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4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9"/>
      <text:p text:style-name="P9"><text:soft-page-break/><text:span text:style-name="T2">Sat 1/21/17 </text:span>5.25 miles</text:p>
      <text:p text:style-name="P10">I walked and ran out and back on hilly roads. <text:s/>I ran 4 x 1 mile with a ¼ mile walk before each mile and a ¼ mile walk at the end. <text:s/>The mile times averaged 9:17. <text:s/>The walking pace averaged 13:20/mile.</text:p>
      <text:p text:style-name="P10"/>
      <text:p text:style-name="P10">Sun 1/22/17 <text:s/><text:span text:style-name="T1">6.3 miles</text:span></text:p>
      <text:p text:style-name="P10">I walked and ran 6 miles on hilly roads. <text:s/>I walked about 0.2 miles at the beginning of each half mile and averaged about 12:00/mile. <text:s/>Then I warmed down with a 0.3 mile walk.</text:p>
      <text:p text:style-name="P10"/>
      <text:p text:style-name="P10">Mon 1/23/17 <text:span text:style-name="T1">5.5 miles</text:span></text:p>
      <text:p text:style-name="P1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10"/>
      <text:p text:style-name="P10">Tues 1/24/17 <text:s/><text:span text:style-name="T1">4.5 miles</text:span></text:p>
      <text:p text:style-name="P10">I warmed up with ½ mile jog to indoor track and 1 mile on the indoor track with no shoes in 10:28 and rested 3 minutes.</text:p>
      <text:p text:style-name="P10">I walked and ran 3 miles with shoes on. <text:s/>I walked 0.16 miles at the beginning of each ½ mile and averaged 11:37/mile. <text:s/>My walking pace was about 14:40/mile and my running pace was about 10:10/mile.</text:p>
      <text:p text:style-name="P10">Note: <text:s/>I think a good routine for the middle miles of a 50 miler (where the course is flat and I want to average about 12:00/mile) would be:</text:p>
      <text:list xml:id="list744834996300181799" text:style-name="L1">
        <text:list-item>
          <text:p text:style-name="P13">Walk 0.15 miles at the beginning of each ½ mile and then run the remaining 0.35 miles.</text:p>
        </text:list-item>
        <text:list-item>
          <text:p text:style-name="P13">If I want to average about 12:00/mile, the walking pace should be close 14:45/mile and the running pace should be close to 10:45/mile.</text:p>
        </text:list-item>
        <text:list-item>
          <text:p text:style-name="P13">Check the above: <text:s/>0.15 x 14.75 + 0.35 x 10.75 = 6 minutes. <text:s/>i.e. 6 minutes per ½ mile</text:p>
        </text:list-item>
      </text:list>
      <text:p text:style-name="P10"/>
      <text:p text:style-name="P10">Wed 1/25/17 <text:s/><text:span text:style-name="T1">5.5 miles</text:span></text:p>
      <text:p text:style-name="P10">½ mile jog to the indoor track and rested 3 minutes</text:p>
      <text:p text:style-name="P10">I ran 3 miles on the track with no shoes with the last ½ mile in 3:54, splits: 8:55, 8:42, 8:07.</text:p>
      <text:p text:style-name="P1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10"/>
      <text:p text:style-name="P10">Thur 1/26/17 <text:s/><text:span text:style-name="T1">4.25 miles</text:span></text:p>
      <text:p text:style-name="P10">I ran 4.25 miles on the indoor track with Tiffany, Sharon and Jim. <text:s/>Included was a 1 mile run in 8:55 during which we all took turns leading for ¼ mile. <text:s/></text:p>
      <text:p text:style-name="P10"/>
      <text:p text:style-name="P10">Fri 1/27/17 <text:s/><text:span text:style-name="T1">5.8 miles</text:span></text:p>
      <text:p text:style-name="P10">I ran 1 mile on the indoor track with no shoes in 8:45 and rested 8 minutes.</text:p>
      <text:p text:style-name="P10">On a treadmill I ran 4 miles and averaged 8:30/mile. <text:s/>Warmed down with 0.8 miles</text:p>
      <text:p text:style-name="P10">Splits for the 4 mile run: 8:59, 8:41, 8:20, 8:00 <text:s/></text:p>
      <text:p text:style-name="P10"/>
      <text:p text:style-name="P9">37.2 miles in the last week</text:p>
      <text:p text:style-name="P11"/>
      <text:p text:style-name="P11"><text:soft-page-break/>Sat 1/28/17 <text:span text:style-name="T1">6 miles</text:span></text:p>
      <text:p text:style-name="P11">I mixed walking and running on the indoor track. <text:s/>My walking pace was about 14:45/mile and I walked a total of about 1.25 miles. <text:s/>My running pace was about 10:30/mile and I ran about 4.75 miles.</text:p>
      <text:p text:style-name="P11"/>
      <text:p text:style-name="P11">Sun 1/29/17 <text:s/><text:span text:style-name="T1">6 miles</text:span></text:p>
      <text:p text:style-name="P11">I walked an ran on the indoor track working on pacing for an ultra. See note on 1/24/17.</text:p>
      <text:p text:style-name="P11">1.5 miles running at about 10:25/mile</text:p>
      <text:p text:style-name="P11">3 miles of walking and running. <text:s/></text:p>
      <text:p text:style-name="P11"><text:tab/>I walked about 0.16 miles at the beginning of each ½ mile. <text:s/>My walking pace was about <text:tab/>14:40/ mile, running pace about 10:40/mile and overall pace <text:tab/>about 12:00/mile.</text:p>
      <text:p text:style-name="P11">1.5 miles running at about 10:45/mile</text:p>
      <text:p text:style-name="P11"/>
      <text:p text:style-name="P11">Mon 1/30/2017 <text:s/><text:span text:style-name="T1">5.5 miles</text:span></text:p>
      <text:p text:style-name="P11">I jogged ½ mile to the indoor track and rested 5 minutes. <text:s/></text:p>
      <text:p text:style-name="P11">On the track I ran 1 mile in 4:29 + 3:27 = 8:26 and rested 8 minutes.</text:p>
      <text:p text:style-name="P11">On a treadmill I ran 2.5 miles consisting of:</text:p>
      <text:p text:style-name="P11"><text:tab/>1 x 1 mile in 8:00 and 1 x 0.5 mile in 4:00, </text:p>
      <text:p text:style-name="P11"><text:tab/>½ mile jog between and ¼ mile warm up and warm down and rested 3 minutes. </text:p>
      <text:p text:style-name="P11">On the indoor track I walked and ran 1.5 miles. <text:s/>I walked about 0.16 miles at the beginning of each ½ mile and averaged 11:40/mile. </text:p>
      <text:p text:style-name="P11"/>
      <text:p text:style-name="P11">Tues <text:s/>1/31/2017 <text:s/><text:span text:style-name="T1">7.25 miles</text:span></text:p>
      <text:p text:style-name="P11">I jogged ½ mile to the indoor track and rested 5 minutes. <text:s/></text:p>
      <text:p text:style-name="P11">On the track I ran 2 miles in 9:18 + 8:26 = 17:45 and rested 8 minutes.</text:p>
      <text:p text:style-name="P11">On a treadmill I ran 3.25 miles with shoes consisting of:</text:p>
      <text:p text:style-name="P11"><text:tab/>3 miles: 8:58+8:17+7:39 = 24:54 or 8:18/mile</text:p>
      <text:p text:style-name="P11"><text:tab/>¼ mile warm down and rested 7 minutes. </text:p>
      <text:p text:style-name="P11">On the indoor track I walked and ran 1 mile in about 12 minutes. <text:s/>I walked about 0.16 miles at the beginning of each ½ mile.</text:p>
      <text:p text:style-name="P11">jogged ½ mile home</text:p>
      <text:p text:style-name="P11"/>
      <text:p text:style-name="P11">Wed <text:s/>2/1/2017 <text:s/><text:span text:style-name="T1">4 miles</text:span></text:p>
      <text:p text:style-name="P11">I jogged ½ mile to the indoor track and rested 5 minutes. <text:s/></text:p>
      <text:p text:style-name="P11">On the track I walked and ran 3 miles averaging about 12:00/mile.</text:p>
      <text:p text:style-name="P11">I walked about 0.16 miles at the beginning of each ½ mile. <text:s/></text:p>
      <text:p text:style-name="P11"><text:tab/>walking pace about 14:40/mile and running pace about 10:40/mile </text:p>
      <text:p text:style-name="P11">jogged ½ mile home</text:p>
      <text:p text:style-name="P11"/>
      <text:p text:style-name="P11">Thur 2/2/2017 <text:span text:style-name="T1">4.25 miles</text:span></text:p>
      <text:p text:style-name="P11">I ran with Jim Fitch on the indoor track.</text:p>
      <text:p text:style-name="P11">warm up with 1.5 miles including ¼ mile of drills</text:p>
      <text:p text:style-name="P11">2 x ¾ mile and 1 x ½ mile with ¼ mile jog after each</text:p>
      <text:p text:style-name="P11">Times: 6:41, 6:42 and 4:13</text:p>
      <text:p text:style-name="P11"/>
      <text:p text:style-name="P11">Fri 2/3/2017 <text:span text:style-name="T1">5 miles</text:span></text:p>
      <text:p text:style-name="P11">I jogged ½ mile to the indoor track and rested 5 minutes.</text:p>
      <text:p text:style-name="P11">I ran 1.5 miles on the indoor track in about 15:00 and walked and ran 3 miles at about 12:00/mile.</text:p>
      <text:p text:style-name="P11">For the walk/run I walked about 0.16 miles at the beginning of each ½ mile.</text:p>
      <text:p text:style-name="P11"/>
      <text:p text:style-name="P12">38 miles in the past week</text:p>
      <text:p text:style-name="P2"><text:soft-page-break/>Running in California MD</text:p>
      <text:p text:style-name="P6">Sat 2/4/2017 <text:s/><text:span text:style-name="T1">2 miles</text:span></text:p>
      <text:p text:style-name="P6">After driving 400 miles to southern Maryland I ran 2 miles on roads at night. <text:s/></text:p>
      <text:p text:style-name="P6">Splits: 10:45 and 9:11</text:p>
      <text:p text:style-name="P6"/>
      <text:p text:style-name="P6">Sun 2/5/2017 <text:span text:style-name="T1">8 miles</text:span></text:p>
      <text:p text:style-name="P6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6"/>
      <text:p text:style-name="P6">Mon 2/6/2017 <text:span text:style-name="T1">1mile</text:span></text:p>
      <text:p text:style-name="P6">I ran 1 mile on a road.</text:p>
      <text:p text:style-name="P8"/>
      <text:p text:style-name="P6">Tues 2/7/2017 <text:s/><text:span text:style-name="T1">10.5 miles</text:span></text:p>
      <text:p text:style-name="P6">I walked and ran 10.5 miles on slightly hilly roads averaging about 11:50/mile. <text:s/>During the workout I walked 21 times with each walk about 0.15 miles long.</text:p>
      <text:p text:style-name="P6"/>
      <text:p text:style-name="P6">Wed 2/8/2017 <text:span text:style-name="T1">2 miles</text:span></text:p>
      <text:p text:style-name="P6">I ran 2 miles on roads.</text:p>
      <text:p text:style-name="P6"/>
      <text:p text:style-name="P6">Thur 2/9/2017 <text:span text:style-name="T1">10 miles</text:span></text:p>
      <text:p text:style-name="P6">I ran on slightly hilly roads. <text:s/>It was windy and about 37 degrees. <text:s/>I wore 2 sweat shirts and sweat pants. </text:p>
      <text:p text:style-name="P6">I ran 8 miles in 1:14:40 or 9:20/mile. <text:s/></text:p>
      <text:p text:style-name="P6">Splits: 10:07, 9:46, 9:44, 9:43, 9:00, 8:51, 8:57, 8:32</text:p>
      <text:p text:style-name="P6">I felt a lot better after about 4 miles.</text:p>
      <text:p text:style-name="P6">rested 3 minutes </text:p>
      <text:p text:style-name="P6">I walked and ran 2 miles averaging about 12:00/mile. <text:s/>I walked about 0.16 miles at the beginning of each ½ mile. </text:p>
      <text:p text:style-name="P6"/>
      <text:p text:style-name="P6">Fri 2/10/2017 <text:span text:style-name="T1">5 miles</text:span></text:p>
      <text:p text:style-name="P6">I ran on slightly hilly roads. <text:s/>It was a little warmer than yesterday.</text:p>
      <text:p text:style-name="P6">I ran 4 miles in 37:15 or 9:19/mile. <text:s/></text:p>
      <text:p text:style-name="P6">Splits: 9:42, 10:10, 8:52, 8:31</text:p>
      <text:p text:style-name="P6">rested about 1 minute</text:p>
      <text:p text:style-name="P6">I walked and ran 1 miles averaging about 12:00/mile. <text:s/>I walked about 0.16 miles at the beginning of each ½ mile. </text:p>
      <text:p text:style-name="P5"/>
      <text:p text:style-name="P7">38.5 miles in the last week</text:p>
      <text:p text:style-name="P5"/>
      <text:p text:style-name="P5"/>
      <text:p text:style-name="P5"/>
      <text:p text:style-name="P5"><text:soft-page-break/>Sat 2/11/2017 I was sick and did not run.</text:p>
      <text:p text:style-name="P5"/>
      <text:p text:style-name="P5"/>
      <text:p text:style-name="P5">Sun 2/12/2017 <text:span text:style-name="T1">3.2 miles</text:span></text:p>
      <text:p text:style-name="P5">I ran and walked 3.2 miles at an average of 11:41/mile. <text:s/>I walked a total of about </text:p>
      <text:p text:style-name="P5">0.6 miles.</text:p>
      <text:list xml:id="list1788975199064527006" text:style-name="L2">
        <text:list-item>
          <text:list>
            <text:list-header>
              <text:p text:style-name="P14"/>
            </text:list-header>
          </text:list>
        </text:list-item>
      </text:list>
      <text:p text:style-name="P7"/>
      <text:p text:style-name="P5">Mon 2/13/2017 <text:span text:style-name="T1">5 miles</text:span> </text:p>
      <text:p text:style-name="P5">I ran 4 miles on slightly hilly roads and averaged 9:15/mile. The last half mile in 3:58</text:p>
      <text:p text:style-name="P5">Splits: 9:31, 9:31, 9:25, <text:s/>8:35</text:p>
      <text:p text:style-name="P5">I warmed down with a mile walk and run in 11:52. <text:s/>I walked 2 x 0.16 miles during the mile.</text:p>
      <text:p text:style-name="P5"/>
      <text:p text:style-name="P5"/>
      <text:p text:style-name="P5">Tues 2/14/2017 <text:span text:style-name="T1">10 miles</text:span></text:p>
      <text:p text:style-name="P5">I ran 9 miles on hilly roads in 1:29:59. <text:s/>I kept most miles very close to 10 minutes.</text:p>
      <text:p text:style-name="P5">I warmed down with a mile walk and run in 11:53. <text:s/>I walked 2 x 0.16 miles during the mile.</text:p>
      <text:p text:style-name="P5"/>
      <text:p text:style-name="P5"/>
      <text:p text:style-name="P5">Wed 2/15/2017 <text:span text:style-name="T1">7.5 miles</text:span></text:p>
      <text:p text:style-name="P5">I ran and walked 7.5 miles on hilly roads in 1:27:41 or 11:41/mile. <text:s text:c="2"/>I walked 14 times for a total of 1.5 miles of walking and 6 miles of running.</text:p>
      <text:p text:style-name="P5"/>
      <text:p text:style-name="P5"/>
      <text:p text:style-name="P5">Thur 2/16/2017 <text:span text:style-name="T1">7.5 miles</text:span></text:p>
      <text:p text:style-name="P5">I ran 7 miles on hilly roads in 1:12:00 or 10:17/mi. <text:s/>Every mile was close to 10:40 except the fifth mile was in 4:08 + 3:50 = 7:58.</text:p>
      <text:p text:style-name="P5">I warmed down with a ½ mile walk in 6:54.</text:p>
      <text:p text:style-name="P5"/>
      <text:p text:style-name="P5"/>
      <text:p text:style-name="P5">Fri 2/17/2017 <text:span text:style-name="T1">6 miles</text:span></text:p>
      <text:p text:style-name="P5">I ran 5 miles on slightly hilly roads in 43:32 or 8:42/mile. <text:s/>The last ½ mile was in 3:48.</text:p>
      <text:p text:style-name="P5">Splits: 9:08, 8:58, 8:34, 8:46, 8:06</text:p>
      <text:p text:style-name="P5">I warmed down with a mile walk and run in 11:57. <text:s/>I walked 2 x 0.16 miles during the mile.</text:p>
      <text:p text:style-name="P5"/>
      <text:p text:style-name="P7"/>
      <text:p text:style-name="P7">39.3 miles in the last week.</text:p>
      <text:p text:style-name="P7"/>
      <text:p text:style-name="P7"/>
      <text:p text:style-name="P7"><text:soft-page-break/><text:span text:style-name="T2">Sat 2/18/2017</text:span> 5 miles</text:p>
      <text:p text:style-name="P5">I ran 4 miles on slightly hilly roads in 34:22 or 8:35/mile with the last ½ mile in 3:52</text:p>
      <text:p text:style-name="P5">Splits: 8:58, 8:56, 8:25, 8:02</text:p>
      <text:p text:style-name="P5">I rested a minute and then walked a mile in 13:35.</text:p>
      <text:p text:style-name="P5"/>
      <text:p text:style-name="P5">Sun 2/19/2017 <text:span text:style-name="T1">no running</text:span></text:p>
      <text:p text:style-name="P3">We drove 400 miles back to Meadville PA</text:p>
      <text:p text:style-name="P3"/>
      <text:p text:style-name="P2">Running in Meadville PA</text:p>
      <text:p text:style-name="P2"/>
      <text:p text:style-name="P4">Mon 2/20/2017 <text:span text:style-name="T1">5.6 miles</text:span> </text:p>
      <text:p text:style-name="P3">I ran 5 miles on roads and treadmill at various paces between 12:00/mile and 7:40/mile. <text:s/>This run included a ¼ mile run and 2 x ½ mile at 8:00/mile pace on a treadmill.</text:p>
      <text:p text:style-name="P3">In the afternoon I walked 0.6 miles with Mary Jane on a hilly road at about 16:00/mile.</text:p>
      <text:p text:style-name="P3"/>
      <text:p text:style-name="P3">Tues 2/21/2017 <text:span text:style-name="T1">16.5 miles</text:span></text:p>
      <text:p text:style-name="P3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3">Times for each 5 miles:</text:p>
      <text:p text:style-name="P3">54:53 or 10:58/mile</text:p>
      <text:p text:style-name="P3">53:10 or 10:38/mile</text:p>
      <text:p text:style-name="P3">46:09 or <text:s text:c="2"/>9:13/mile</text:p>
      <text:p text:style-name="P3">Splits for the last 5 miles: 10:42, 9:35, 9:16, 8:31, 8:04.</text:p>
      <text:p text:style-name="P3">I warmed down by walking and running 1.5 miles at about 12:00/mile.</text:p>
      <text:p text:style-name="P3"/>
      <text:p text:style-name="P3">Wed 2/22/2017 <text:span text:style-name="T1">4 miles</text:span></text:p>
      <text:p text:style-name="P3">I jogged ½ mile to the indoor track.</text:p>
      <text:p text:style-name="P3">On the track I walked and ran 3.5 miles averaging about 12:00.mile. <text:s/>I walked 0.16 miles at the beginning of each ½ mile.</text:p>
      <text:p text:style-name="P3"/>
      <text:p text:style-name="P3">Thur 2/23/2017 <text:span text:style-name="T1">4.75 miles</text:span></text:p>
      <text:p text:style-name="P3">I ran with Tiffany Hrach and Jim Fitch on the indoor track.</text:p>
      <text:p text:style-name="P3">1.25 mile warm up including ¼ mile of drills.</text:p>
      <text:p text:style-name="P3">3 x ¾ mile with ¼ mile jog between each.</text:p>
      <text:p text:style-name="P3">Times: 6:42, 6:41, 6:33</text:p>
      <text:p text:style-name="P3">We warmed down with a ¾ mile jog. 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15:02:14.64</dc:date>
    <dc:creator>James Lombardi</dc:creator>
    <meta:editing-duration>PT13H41M11S</meta:editing-duration>
    <meta:editing-cycles>83</meta:editing-cycles>
    <meta:document-statistic meta:table-count="0" meta:image-count="0" meta:object-count="0" meta:page-count="8" meta:paragraph-count="227" meta:word-count="2906" meta:character-count="14347"/>
  </office:meta>
</office:document-meta>
</file>